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position="sub 58%"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style:text-position="0% 100%" fo:font-weight="normal" style:font-weight-asian="normal" style:font-weight-complex="normal"/>
    </style:style>
    <style:style style:name="P5" style:family="paragraph" style:parent-style-name="Standard">
      <style:text-properties style:text-position="0% 100%" fo:font-weight="bold" style:font-weight-asian="bold"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style:text-position="0% 100%" fo:font-weight="bold" style:font-weight-asian="bold" style:font-weight-complex="bold"/>
    </style:style>
    <style:style style:name="P8" style:family="paragraph" style:parent-style-name="Standard">
      <style:text-properties style:text-position="0% 100%"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language="de" fo:country="DE"/>
    </style:style>
    <style:style style:name="T3" style:family="text">
      <style:text-properties fo:language="de" fo:country="DE"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mediatly start with base</text:p>
      <text:p text:style-name="P1"/>
      <text:p text:style-name="P1">After base:</text:p>
      <text:p text:style-name="P3">Leif: ...</text:p>
      <text:p text:style-name="P3">Manfroy: ...</text:p>
      <text:p text:style-name="P3">Julius: ...</text:p>
      <text:p text:style-name="P3">Quin: Man those guys are doing an intense staring contest.</text:p>
      <text:p text:style-name="P3">Eliwood: You can say that again.</text:p>
      <text:p text:style-name="P3">Quin: Let me break the ice.</text:p>
      <text:p text:style-name="P3">Augustus: Wait I wouldn't to that If I were...</text:p>
      <text:p text:style-name="P3">Quin: Good evening gentlemen. How do you fare at this fine day?</text:p>
      <text:p text:style-name="P3">Julius:... its noon.</text:p>
      <text:p text:style-name="P3">Quin: My b. Anyways what brings you guys here?</text:p>
      <text:p text:style-name="P3">Julius: Can I kill him Manfroy?</text:p>
      <text:p text:style-name="P3">Manfroy: No, restrain yourself Lord Julius.<text:line-break/>Julius: Fine.<text:line-break/>Quin: D: </text:p>
      <text:p text:style-name="P3">Julius: Ok you know what since you are a nice guy I will tell you one thing. It is said that there is some powerful treasure inside this cave. If you rush in you might get some goodies.<text:line-break/>Quin: Oh damn, thank you for telling me.</text:p>
      <text:p text:style-name="P3">Julius: No problem, now hush.</text:p>
      <text:p text:style-name="P3">Manfroy: But Lord Julius I thought this place was crawling with enemies?</text:p>
      <text:p text:style-name="P3">Julius: Did I "forget" to mention that? Oopsie</text:p>
      <text:p text:style-name="P3">Manfroy: <text:span text:style-name="T1">Laughs like King Harkinian</text:span></text:p>
      <text:p text:style-name="P3">Macks: Do these guys know that we can hear them?</text:p>
      <text:p text:style-name="P3">Quin: They don't seem to be very bright.</text:p>
      <text:p text:style-name="P3">Hubert: Sorry about that, hey you! Come here!</text:p>
      <text:p text:style-name="P3">Julius: Alright alright.</text:p>
      <text:p text:style-name="P3">Marcus: Ok so let me get this straight what you said offscreen.</text:p>
      <text:p text:style-name="P3">Those ruins lead us through the desert and contain powerful treasure right?</text:p>
      <text:p text:style-name="P3">Hubert: Yes.</text:p>
      <text:p text:style-name="P3">Marcus: But why tell us about it?</text:p>
      <text:p text:style-name="P3">Hubert: Not like we benefit much from it anyways, I mean they may have an army but we have a Julius.</text:p>
      <text:p text:style-name="P3">Eliwood: True, true. But you also said there are alot of enemies.</text:p>
      <text:p text:style-name="P3">Hubert: Yeah but it should be no problem, especially with guys like...</text:p>
      <text:p text:style-name="P3">Valter: I HUNGER</text:p>
      <text:p text:style-name="P3">Julius: And then sent those kids to a battle royale, funniest shit I've ever seen.</text:p>
      <text:p text:style-name="P3">Manfroy: LMAO</text:p>
      <text:p text:style-name="P3">Veld: IT WAS ME, EVERYTHING!</text:p>
      <text:p text:style-name="P3">Hubert: ...maybe the heat got to them more than they admit but don't worry. We'll manage this fight, <text:s/>there should only be stragglers left.</text:p>
      <text:p text:style-name="P3">Lewyn: Good, then we can press forward and eventually reach Sigurd...</text:p>
      <text:p text:style-name="P1">record scratch</text:p>
      <text:p text:style-name="P3">Manfroy: Wait a minute... Did you say Sigurd?</text:p>
      <text:p text:style-name="P3">Julius: The old man from Seliph?</text:p>
      <text:p text:style-name="P3">Manfroy: Yeah, what does he have to do with this?</text:p>
      <text:p text:style-name="P3">Lewyn: Well uh... if all sources are correct he is the one behind this mess.</text:p>
      <text:p text:style-name="P3">Manfroy: What? Since when does he have this power? I thought he was a brute that rushes from one mess to the next!</text:p>
      <text:p text:style-name="P3">Ethlyn: !!!</text:p>
      <text:p text:style-name="P3">Lewyn: Well to give you a warning, it is said that he obtained unimaginable power...</text:p>
      <text:p text:style-name="P3"><text:soft-page-break/>Julius: Pffft, hahahaha!</text:p>
      <text:p text:style-name="P3">Ethlyn: What are you laughing at?</text:p>
      <text:p text:style-name="P3">Julius: It doesn't matter what kind of power he has! He is no match for me!</text:p>
      <text:p text:style-name="P3">Leif: wait hold that thought someone is there!</text:p>
      <text:p text:style-name="P3">Julius: ???</text:p>
      <text:p text:style-name="P3">BK: Impressive!</text:p>
      <text:p text:style-name="P3">Leif: You?!</text:p>
      <text:p text:style-name="P3">BK: You have come far but your road ends here! You will not get past our army and especially me!</text:p>
      <text:p text:style-name="P3">Julius: Lets test that luck, shall we?</text:p>
      <text:p text:style-name="P3">BK: ... Come forward if you want to test me... <text:span text:style-name="T1">warps a little north</text:span></text:p>
      <text:p text:style-name="P3">Julius: ...</text:p>
      <text:p text:style-name="P3">Augustus: Ok you guys take the west corridor while we storm the east!</text:p>
      <text:p text:style-name="P3">Manfroy: Works for us, right?</text:p>
      <text:p text:style-name="P3">Julius: Whatever. I wanna fight that Black guy!</text:p>
      <text:p text:style-name="P3">Manfroy: Don't you worry we'll get you that black guy.</text:p>
      <text:p text:style-name="P3">Hermann: Are those guys even listening to themselves?</text:p>
      <text:p text:style-name="P3">Marcus: No sire!</text:p>
      <text:p text:style-name="P3"/>
      <text:p text:style-name="P1">pan back to BK</text:p>
      <text:p text:style-name="P3">BK:Alright there are coming. Are you ready?</text:p>
      <text:p text:style-name="P3">DK: Indeed... lets show them a thing or three... </text:p>
      <text:p text:style-name="P3">but what about the kids?</text:p>
      <text:p text:style-name="P3">BK: Ah keep them in the cells, we'll figure out what to do with them once this fight is done...</text:p>
      <text:p text:style-name="P3">DK: Alright, everyone get into position!</text:p>
      <text:p text:style-name="P3"/>
      <text:p text:style-name="P3">Turn 2 NPC: Some bawling about getting freed!</text:p>
      <text:p text:style-name="P3"/>
      <text:p text:style-name="P1">When you step into a certain area:</text:p>
      <text:p text:style-name="P3">Flame Emperor warps in: ...</text:p>
      <text:p text:style-name="P3">DK: You... what is it?</text:p>
      <text:p text:style-name="P3">FE: ...</text:p>
      <text:p text:style-name="P3">BK: A letter for me? ... Thank you. Hm.... Ah... Ok.... of course.... interesting...</text:p>
      <text:p text:style-name="P3">I am sorry but I have to take my leave... something has happened...</text:p>
      <text:p text:style-name="P3">I take it you can handle things from here?</text:p>
      <text:p text:style-name="P3">DK: Don't worry I'll pulverize them myself.</text:p>
      <text:p text:style-name="P3">FE: ...</text:p>
      <text:p text:style-name="P3">BK: Alright, I'll take my leave. You coming as well?</text:p>
      <text:p text:style-name="P1">warp sounds</text:p>
      <text:p text:style-name="P3"/>
      <text:p text:style-name="P3"/>
      <text:p text:style-name="P5">After the map:</text:p>
      <text:p text:style-name="P4">Palla: Alright, we cleared out the map. </text:p>
      <text:p text:style-name="P4">Eliwood: Well done guys.</text:p>
      <text:p text:style-name="P4">Palla: Oh and Eliwood, we found something else in the ruins.</text:p>
      <text:p text:style-name="P4">Eliwood: Oh?</text:p>
      <text:p text:style-name="P4">Marcus: Check this out, it kinda looks like a master seal but it feels different.</text:p>
      <text:p text:style-name="P4">Leif: He is right I've never something like this...</text:p>
      <text:p text:style-name="P4">Eliwood: Huh weird, how many are there?</text:p>
      <text:p text:style-name="P4">Palla: I don't know, I found this one, Seteth you got any other ones?</text:p>
      <text:p text:style-name="P4">Seteth: Yes dame Palla, there were two other ones I found.</text:p>
      <text:p text:style-name="P4">Odin: Can I have it? Surely the master of the dark arts will be able to unleash its true power!!!</text:p>
      <text:p text:style-name="P4">Seteth: What?</text:p>
      <text:p text:style-name="P4"><text:soft-page-break/>Odin: Uhhh can I try it?</text:p>
      <text:p text:style-name="P4">Seteth: Here you go.</text:p>
      <text:p text:style-name="P4">Odin: Alright... TIME TO UNLEASH THE TRUE POWER OF THIS MEDAILLON.</text:p>
      <text:p text:style-name="P4">RADIANT DAWN...</text:p>
      <text:p text:style-name="P4">Seteth: ...</text:p>
      <text:p text:style-name="P4">Eliwood: ...</text:p>
      <text:p text:style-name="P4">Odin: ... yeah seems like junk... Yeet</text:p>
      <text:p text:style-name="P4">Hermann: Oof! <text:span text:style-name="T1">falling sound</text:span></text:p>
      <text:p text:style-name="P4">Odin: Oh gods I am so sorry about that, here let me help you!</text:p>
      <text:p text:style-name="P4">Hermann: Why is it always me?</text:p>
      <text:p text:style-name="P4">Macks: Hm, what is this medaillon?</text:p>
      <text:p text:style-name="P5">some lightning happens</text:p>
      <text:p text:style-name="P4">Macks: Wha-</text:p>
      <text:p text:style-name="P4">Eliwood: Why is that medaillon glowing?! What did you do?</text:p>
      <text:p text:style-name="P4">Macks: I don't know man! It must be malfunctioning!</text:p>
      <text:p text:style-name="P4">Eliwood: Huh, interesting... Perhaps others should try it as well...</text:p>
      <text:p text:style-name="P4">Macks: Yo Lewyn, catch!</text:p>
      <text:p text:style-name="P4">Lewyn: Hm...</text:p>
      <text:p text:style-name="P4">Macks: Hm...</text:p>
      <text:p text:style-name="P4">Lewyn: Yep not glowing...</text:p>
      <text:p text:style-name="P4">Quin: Interesting, yo Seteth throw me the other medaillon!</text:p>
      <text:p text:style-name="P4">Seteth: I think I am too old for this language.</text:p>
      <text:p text:style-name="P4">Lukas: My assumption is that he wants the medaillon!</text:p>
      <text:p text:style-name="P4">Seteth: Ah I see... catch!</text:p>
      <text:p text:style-name="P4">Quin: ... <text:span text:style-name="T1">glowing</text:span></text:p>
      <text:p text:style-name="P4">Seteth: Interesting, for some reason it seems to resonate with you guys.</text:p>
      <text:p text:style-name="P4">Lewyn: A seal similar to the master seal that only glows for certain people?</text:p>
      <text:p text:style-name="P4">Finn: What is it Lewyn?</text:p>
      <text:p text:style-name="P4">Lewyn: Remember Robin the tactician? He once told me about a seal that works similar to a master seal but is only usable by people from certain dimensions. He wasn't completely sure why but he thought that the reason could be that people from different dimensions react differently to every seal available...</text:p>
      <text:p text:style-name="P4">Finn: Mhm, Quin and Macks are from the same dimension after all...</text:p>
      <text:p text:style-name="P4">Hermann: Interesting observation but wouldn't that mean...</text:p>
      <text:p text:style-name="P4">Quin: Here catch!</text:p>
      <text:p text:style-name="P4">Hermann: Wha- <text:span text:style-name="T1">catch sound</text:span></text:p>
      <text:p text:style-name="P4">Not again! </text:p>
      <text:p text:style-name="P4">...</text:p>
      <text:p text:style-name="P5">another glowing sound</text:p>
      <text:p text:style-name="P4">!!!</text:p>
      <text:p text:style-name="P4">Quin: !!!</text:p>
      <text:p text:style-name="P4">Macks: !!!</text:p>
      <text:p text:style-name="P4">Finn: So it is true!</text:p>
      <text:p text:style-name="P4">Augustus: Hm interesting why don't you try it?</text:p>
      <text:p text:style-name="P4">Macks: Uhhhhhh.</text:p>
      <text:p text:style-name="P4">Hermann: Sure I guess...</text:p>
      <text:p text:style-name="P4">Quin: Alright who is gonna try it?</text:p>
      <text:p text:style-name="P4"/>
      <text:p text:style-name="P4"><text:span text:style-name="T1">Insert choice and person who tries it here</text:span></text:p>
      <text:p text:style-name="P4"/>
      <text:p text:style-name="P4">Julius: Ok that is very heartwarming and all but listen up! Our group will march towards Sigurd and seize him, if you want to participate in that you have to march there as well.</text:p>
      <text:p text:style-name="P4"><text:soft-page-break/>Eliwood: What? That sounds like a rushed plan!!!</text:p>
      <text:p text:style-name="P4">Julius: Well whatever, we'll give you three weeks to arrive there! After that we will begin our assault! So think quickly!</text:p>
      <text:p text:style-name="P4">Eliwood: Hey wai-</text:p>
      <text:p text:style-name="P4"><text:span text:style-name="T1">warp sounds</text:span></text:p>
      <text:p text:style-name="P4">Marcus: They disappeared...</text:p>
      <text:p text:style-name="P4">Finn: <text:span text:style-name="T2">So what do we do now?</text:span></text:p>
      <text:p text:style-name="P4"><text:span text:style-name="T2">Lewyn: I think our first priority should be to get out of this cave! Then we can talk about this.</text:span></text:p>
      <text:p text:style-name="P4"><text:span text:style-name="T2">Palla: You are right... but where is the end?</text:span></text:p>
      <text:p text:style-name="P4"><text:span text:style-name="T2">Lewyn: Good question...</text:span></text:p>
      <text:p text:style-name="P4"><text:span text:style-name="T2">August: </text:span><text:span text:style-name="T3">Sigh </text:span><text:span text:style-name="T2">Alright everyone, keep marching!</text:span></text:p>
      <text:p text:style-name="P4"><text:span text:style-name="T2"/></text:p>
      <text:p text:style-name="P5"><text:span text:style-name="T2">Later that night</text:span></text:p>
      <text:p text:style-name="P5"><text:span text:style-name="T2">Outside Sigurds castle</text:span></text:p>
      <text:p text:style-name="P4"><text:span text:style-name="T2">Sigurd: …</text:span></text:p>
      <text:p text:style-name="P4"><text:span text:style-name="T2">Eph: You came</text:span></text:p>
      <text:p text:style-name="P4"><text:span text:style-name="T2">Sigurd: So what is it that you want to show me? You said you can enhance my powers?</text:span></text:p>
      <text:p text:style-name="P4"><text:span text:style-name="T2">Eph: First off let me ask, how knowledgable are you with your powers?</text:span></text:p>
      <text:p text:style-name="P4"><text:span text:style-name="T2">Sigurd: Ah you know... being able to warp realities and have other strengths like invulnerability.</text:span></text:p>
      <text:p text:style-name="P4"><text:span text:style-name="T2">Eph: You have no idea how to effectively use them right?</text:span></text:p>
      <text:p text:style-name="P4"><text:span text:style-name="T2">Sigurd: ...maybe.</text:span></text:p>
      <text:p text:style-name="P4"><text:span text:style-name="T2">Eph: Alright, let me show you a little thing first. </text:span></text:p>
      <text:p text:style-name="P4"><text:span text:style-name="T3">portal sounds</text:span></text:p>
      <text:p text:style-name="P4"><text:span text:style-name="T2">Sigurd: Wow, is that a portal?</text:span></text:p>
      <text:p text:style-name="P4"><text:span text:style-name="T2">Eph: Yeah, it leads to another world.</text:span></text:p>
      <text:p text:style-name="P4"><text:span text:style-name="T2">Sigurd: Another world as in a parallel universe?</text:span></text:p>
      <text:p text:style-name="P4"><text:span text:style-name="T2">Eph: Indeed.</text:span></text:p>
      <text:p text:style-name="P4"><text:span text:style-name="T2">Sigurd: But how is it different from the thing I do?</text:span></text:p>
      <text:p text:style-name="P4"><text:span text:style-name="T2">Eph: I dunno, can you give a demonstration?</text:span></text:p>
      <text:p text:style-name="P4"><text:span text:style-name="T2">Sigurd: Sure let me just</text:span></text:p>
      <text:p text:style-name="P4"><text:span text:style-name="T2">Eph: WAIT I AM STILL IN RANGE!</text:span></text:p>
      <text:p text:style-name="P4"><text:span text:style-name="T3">another portal sound</text:span></text:p>
      <text:p text:style-name="P4"><text:span text:style-name="T2">Eph: STOP IT</text:span></text:p>
      <text:p text:style-name="P4"><text:span text:style-name="T2">Sigurd: Sorry sorry!</text:span></text:p>
      <text:p text:style-name="P4"><text:span text:style-name="T2">Eph: What the hell man! Were you trying to bring the entire multiverse to us?!</text:span></text:p>
      <text:p text:style-name="P4"><text:span text:style-name="T2">Sigurd: …</text:span></text:p>
      <text:p text:style-name="P4"><text:span text:style-name="T2">Eph: Well to be honest... Your portal was impressive but you need to tone it down. You want to focus on one universe instead of multiple ones! That could lead to some weird effects.</text:span></text:p>
      <text:p text:style-name="P4"><text:span text:style-name="T2">Sigurd: I see...</text:span></text:p>
      <text:p text:style-name="P4"><text:span text:style-name="T2">Eph: Alright lets try it a few more times!</text:span></text:p>
      <text:p text:style-name="P4"><text:span text:style-name="T2"/></text:p>
      <text:p text:style-name="P4"><text:span text:style-name="T3">Later</text:span></text:p>
      <text:p text:style-name="P4"><text:span text:style-name="T2">Eph: Ok that is enough, you made some good progress. Keep it up and you'll be able to control it with no problem.</text:span></text:p>
      <text:p text:style-name="P4"><text:span text:style-name="T2">Sigurd: Thanks man... I should be going back, its late.</text:span></text:p>
      <text:p text:style-name="P4"><text:span text:style-name="T2">Eph: Mhm... until we meet again!</text:span></text:p>
      <text:p text:style-name="P4"><text:span text:style-name="T2">Sigurd: Wait what do you... huh he dissappeared...</text:span></text:p>
      <text:p text:style-name="P4"><text:span text:style-name="T2">Sigurd: Hm I wonder If I could try this portal to...</text:span></text:p>
      <text:p text:style-name="P4"><text:span text:style-name="T3">opens another portal</text:span></text:p>
      <text:p text:style-name="P4"><text:span text:style-name="T3"/></text:p>
      <text:p text:style-name="P4"><text: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53M54S</meta:editing-duration>
    <meta:editing-cycles>5</meta:editing-cycles>
    <meta:generator>OpenOffice/4.1.9$Win32 OpenOffice.org_project/419m1$Build-9805</meta:generator>
    <dc:date>2022-05-15T22:25:07.07</dc:date>
    <meta:document-statistic meta:table-count="0" meta:image-count="0" meta:object-count="0" meta:page-count="4" meta:paragraph-count="182" meta:word-count="1462" meta:character-count="7944"/>
    <meta:user-defined meta:name="Info 1"/>
    <meta:user-defined meta:name="Info 2"/>
    <meta:user-defined meta:name="Info 3"/>
    <meta:user-defined meta:name="Info 4"/>
  </office:meta>
</office:document-meta>
</file>